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5.4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24pt" style:font-size-asian="24pt" style:font-size-complex="24pt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Post #’s:</text:p>
          </table:table-cell>
          <table:table-cell table:style-name="ce1" office:value-type="string" calcext:value-type="string">
            <text:p>Tripcode:</text:p>
          </table:table-cell>
          <table:table-cell table:style-name="ce1" office:value-type="string" calcext:value-type="string">
            <text:p>ID #:</text:p>
          </table:table-cell>
          <table:table-cell table:style-name="ce4" office:value-type="string" calcext:value-type="string">
            <text:p>Password:</text:p>
          </table:table-cell>
          <table:table-cell table:style-name="ce1" office:value-type="string" calcext:value-type="string">
            <text:p>Sig:</text:p>
          </table:table-cell>
          <table:table-cell table:style-name="ce1" office:value-type="string" calcext:value-type="string">
            <text:p>Host: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0/28/17-11/02/1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Q7V3bcW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3LK4PK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29/17-10/30/17</text:p>
          </table:table-cell>
          <table:table-cell office:value-type="string" calcext:value-type="string">
            <text:p>6-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ka5Om1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/31/17-11/01-17</text:p>
          </table:table-cell>
          <table:table-cell office:value-type="string" calcext:value-type="string">
            <text:p>14-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TMpzr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34-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GukiFm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45-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GyR4ty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56-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C17sSpZ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0217-11-02" calcext:value-type="date">
            <text:p>11/02/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2-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4-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BXFv1g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68-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VUvg1M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04/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4Iv8TW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73-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hj37b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78-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3eCc2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89-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5-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8cMPVQ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97-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8quGPI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e Q sig is in the middle of post not the bottom like the rest</text:p>
          </table:table-cell>
          <table:table-cell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2-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04-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HkrVD7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111-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kr+Yk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6" calcext:value-type="date">
            <text:p>11/06/17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KIreCT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123 has +++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o=O in id format wont hold correct</text:p>
          </table:table-cell>
          <table:table-cell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7" calcext:value-type="date">
            <text:p>11/07/17</text:p>
          </table:table-cell>
          <table:table-cell office:value-type="string" calcext:value-type="string">
            <text:p>126-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jYqEd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128-1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09" calcext:value-type="date">
            <text:p>11/09/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x5TPc5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0" calcext:value-type="date">
            <text:p>11/10/17</text:p>
          </table:table-cell>
          <table:table-cell office:value-type="string" calcext:value-type="string">
            <text:p>131-1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n25Q56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3-1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5-13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office:value-type="string" calcext:value-type="string">
            <text:p>138-14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O/UntO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2-14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9LpGaw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jAm9Qi+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I/hYVc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string" calcext:value-type="string">
            <text:p>146-1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X/EWIOzz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rjge01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3" calcext:value-type="date">
            <text:p>11/13/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Ic4nim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Q sig is not at the bottom as usual</text:p>
          </table:table-cell>
          <table:table-cell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1-1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V3pl+o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153-15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mN+33x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5" calcext:value-type="date">
            <text:p>11/15/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nf602p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18" calcext:value-type="date">
            <text:p>11/18/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TjFrZ+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++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8GzG+Uj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59-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GzG+Uj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note these 3 posts. No trip but same id as above post. Graphic is key. Need all Q related graphics in og raw form.</text:p>
          </table:table-cell>
          <table:table-cell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2-1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LuUE1Pr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mzzKPe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string" calcext:value-type="string">
            <text:p>166-1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wfs7lf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lcmhCtp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BrMT7Bt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2g2/YEM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XKleKXl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5-17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HXVKCr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78-18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9MnCAr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1-18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jWt55Q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187-18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OV0fy+r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Jqu8olu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T4rZfKs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Hy6wyrTj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oLYy24d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pD23hqrn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195-19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YzNom6b4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EnVOnl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XyMF1W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his post stands out as the id change then went back to a prior id</text:p>
          </table:table-cell>
          <table:table-cell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204-20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gq87sjf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ss2EXAyq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/22/2017-11/23/17</text:p>
          </table:table-cell>
          <table:table-cell office:value-type="string" calcext:value-type="string">
            <text:p>207-20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1-21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6o6MRS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211=NK_SpaceX</text:p>
          </table:table-cell>
          <table:table-cell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4-21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+CmlEaI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219-2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X85VkAw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/cDHrhas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224-22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q8aHxh0v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JhFEE9G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W57HuKG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28-22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table:number-columns-repeated="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first post from the tor network 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231-2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LaVfhm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claimed 4chan was infiltrated but returned to post this</text:p>
          </table:table-cell>
          <table:table-cell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!ITPb.qbhq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1-29" calcext:value-type="date">
            <text:p>11/29/1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a961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249a4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ebe7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237-2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db625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7b2c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ppy hunting ;)</text:p>
          </table:table-cell>
          <table:table-cell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W6dZpln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back to 4chan hmm</text:p>
          </table:table-cell>
          <table:table-cell/>
        </table:table-row>
        <table:table-row table:style-name="ro2"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241-24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fbc52d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fly roths fly </text:p>
          </table:table-cell>
          <table:table-cell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49-2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254-2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eda15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59-26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another fly roths fly</text:p>
          </table:table-cell>
          <table:table-cell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c011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7-26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abced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69-27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274-27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cfe1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77-28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f5ba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6" calcext:value-type="date">
            <text:p>12/06/17</text:p>
          </table:table-cell>
          <table:table-cell office:value-type="string" calcext:value-type="string">
            <text:p>284-28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8e603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86-28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cbaed3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0-29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cad5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d9b992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5-29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299-30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13bb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052e3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enee J James</text:p>
          </table:table-cell>
          <table:table-cell/>
        </table:table-row>
        <table:table-row table:style-name="ro2">
          <table:table-cell office:value-type="date" office:date-value="2017-12-08" calcext:value-type="date">
            <text:p>12/08/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6bea6c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!ITPb.qbhqo</text:p>
          </table:table-cell>
          <table:table-cell table:style-name="ce8" office:value-type="string" calcext:value-type="string">
            <text:p>7813e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06-32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571ca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office:value-type="string" calcext:value-type="string">
            <text:p>322-32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a050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0" calcext:value-type="date">
            <text:p>12/10/17</text:p>
          </table:table-cell>
          <table:table-cell office:value-type="string" calcext:value-type="string">
            <text:p>325-32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e6798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7-32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533cb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329-33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a55e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risk of another shutdown</text:p>
          </table:table-cell>
          <table:table-cell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7b86c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bb0fbe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has Q sig at bottom but not in the name</text:p>
          </table:table-cell>
          <table:table-cell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ce126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/12/2017-12/13/17</text:p>
          </table:table-cell>
          <table:table-cell office:value-type="string" calcext:value-type="string">
            <text:p>336-33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9044d9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340-343</text:p>
          </table:table-cell>
          <table:table-cell office:value-type="string" calcext:value-type="string">
            <text:p>!ITPb.qbhqo</text:p>
          </table:table-cell>
          <table:table-cell office:value-type="float" office:value="267271" calcext:value-type="float">
            <text:p>267271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4-34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3610ff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48-3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681c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lost access to /cbts/ cant enter trip. Who locked the board out? Why base out of /pol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01ed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no trip code.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string" calcext:value-type="string">
            <text:p>354-355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device id has been used before. Post 352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raLCcyMK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4 Chan /pol</text:p>
          </table:table-cell>
          <table:table-cell office:value-type="string" calcext:value-type="string">
            <text:p>trip test back on /pol <text:s/>more then likely checking to see if source code remained the same among the trip system</text:p>
          </table:table-cell>
          <table:table-cell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id used before post 352 and 354,355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changed with password id remained the same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!ITPb.qbhq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atlock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used older trip with same ID</text:p>
          </table:table-cell>
          <table:table-cell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361-36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62c9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18/17-12/19/17</text:p>
          </table:table-cell>
          <table:table-cell office:value-type="string" calcext:value-type="string">
            <text:p>367-37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2d43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3-37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7cf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75-38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c2f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88-3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61d5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3-39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ed19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395-39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c96d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399-4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0f8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trip test to /pol hmm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3-4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c1e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04 claims trip is complex lol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6-40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cd33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09-4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rip issues among multiple devices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tor post perhaps to get around ip ban among devices.</text:p>
          </table:table-cell>
          <table:table-cell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string" calcext:value-type="string">
            <text:p>413-4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b9f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2/21/17-12/22/17</text:p>
          </table:table-cell>
          <table:table-cell office:value-type="string" calcext:value-type="string">
            <text:p>419-426</text:p>
          </table:table-cell>
          <table:table-cell office:value-type="string" calcext:value-type="string">
            <text:p>!UW.yye1fxo</text:p>
          </table:table-cell>
          <table:table-cell office:value-type="float" office:value="913540" calcext:value-type="float">
            <text:p>91354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27-43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902e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432-43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2a0e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12d25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6c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38-44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8f9f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5-44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9d308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47-44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479c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452-45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d673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4" calcext:value-type="date">
            <text:p>12/24/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62d7b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string" calcext:value-type="string">
            <text:p>457-45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696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0edc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aefa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pol</text:p>
          </table:table-cell>
          <table:table-cell office:value-type="string" calcext:value-type="string">
            <text:p>strange they went back to the pol </text:p>
          </table:table-cell>
          <table:table-cell/>
        </table:table-row>
        <table:table-row table:style-name="ro2">
          <table:table-cell office:value-type="date" office:date-value="2018-01-04" calcext:value-type="date">
            <text:p>01/04/18</text:p>
          </table:table-cell>
          <table:table-cell office:value-type="string" calcext:value-type="string">
            <text:p>462-4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99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id was used before. Claims trip was locked but they used it after the fact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string" calcext:value-type="string">
            <text:p>464-46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b7ad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table:number-columns-repeated="2"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board switch and mention of “codemonkey”</text:p>
          </table:table-cell>
          <table:table-cell/>
        </table:table-row>
        <table:table-row table:style-name="ro2">
          <table:table-cell office:value-type="date" office:date-value="2018-01-05" calcext:value-type="date">
            <text:p>01/05/1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ccc5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Q wanted codemonkey to create a new secure board. 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69-473</text:p>
          </table:table-cell>
          <table:table-cell office:value-type="string" calcext:value-type="string">
            <text:p>!UW.yye1fxo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cbts</text:p>
          </table:table-cell>
          <table:table-cell office:value-type="string" calcext:value-type="string">
            <text:p>469-trip !2n is fake hmm need to locate this trip among the archives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4-47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0bc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475- no comms outside of this platform 8chan. What was the push to 8kun?</text:p>
          </table:table-cell>
          <table:table-cell/>
        </table:table-row>
        <table:table-row table:style-name="ro2">
          <table:table-cell office:value-type="date" office:date-value="2018-01-06" calcext:value-type="date">
            <text:p>01/06/18</text:p>
          </table:table-cell>
          <table:table-cell office:value-type="string" calcext:value-type="string">
            <text:p>476-48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9daa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1baf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84-4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5b846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3-495</text:p>
          </table:table-cell>
          <table:table-cell office:value-type="string" calcext:value-type="string">
            <text:p>!UW.yye1fxo</text:p>
          </table:table-cell>
          <table:table-cell office:value-type="float" office:value="345235" calcext:value-type="float">
            <text:p>34523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496-4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03b99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08-01-07" calcext:value-type="date">
            <text:p>01/07/08</text:p>
          </table:table-cell>
          <table:table-cell office:value-type="string" calcext:value-type="string">
            <text:p>500-5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946c4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string" calcext:value-type="string">
            <text:p>508-50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7" calcext:value-type="date">
            <text:p>01/07/1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6729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a1d9e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table:number-columns-repeated="2"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2-51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random tor post to a new board/ 513- no outside comms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09e3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thestorm</text:p>
          </table:table-cell>
          <table:table-cell office:value-type="string" calcext:value-type="string">
            <text:p><text:span text:style-name="T1">greatawakening</text:span> push to new board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another tor post. BO claiming private comms and self promoting. Think MRK</text:p>
          </table:table-cell>
          <table:table-cell/>
        </table:table-row>
        <table:table-row table:style-name="ro2">
          <table:table-cell office:value-type="date" office:date-value="2018-01-08" calcext:value-type="date">
            <text:p>01/08/18</text:p>
          </table:table-cell>
          <table:table-cell office:value-type="string" calcext:value-type="string">
            <text:p>516-51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8d2f2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the beginning of QR // 517- protected by CM “code monkey”</text:p>
          </table:table-cell>
          <table:table-cell/>
        </table:table-row>
        <table:table-row table:style-name="ro2">
          <table:table-cell office:value-type="date" office:date-value="2018-01-09" calcext:value-type="date">
            <text:p>01/09/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c01d7b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string" calcext:value-type="string">
            <text:p>520-53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3" calcext:value-type="date">
            <text:p>01/13/1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57603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5-53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97c5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string" calcext:value-type="string">
            <text:p>537-538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4" calcext:value-type="date">
            <text:p>01/14/1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5a39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8" calcext:value-type="date">
            <text:p>01/18/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01/18/18-01/19/18</text:p>
          </table:table-cell>
          <table:table-cell office:value-type="string" calcext:value-type="string">
            <text:p>541-55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5-557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239b2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58-56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strange they claimed this board was comped but keep returning to it…..</text:p>
          </table:table-cell>
          <table:table-cell/>
        </table:table-row>
        <table:table-row table:style-name="ro2"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566-56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ee2415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0-57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string" calcext:value-type="string">
            <text:p>575-57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7f44ec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1" calcext:value-type="date">
            <text:p>01/21/1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e774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2-585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2d4bd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86-59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b189f8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office:value-type="string" calcext:value-type="string">
            <text:p>589- site under attack</text:p>
          </table:table-cell>
          <table:table-cell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ddd331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593-59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string" calcext:value-type="string">
            <text:p>596-599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384dbe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566a5a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3" calcext:value-type="date">
            <text:p>01/23/1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!UW.yye1fxo</text:p>
          </table:table-cell>
          <table:table-cell table:style-name="ce8" office:value-type="string" calcext:value-type="string">
            <text:p>58e607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4" calcext:value-type="date">
            <text:p>01/24/1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Chan / greatawakening</text:p>
          </table:table-cell>
          <table:table-cell office:value-type="string" calcext:value-type="string">
            <text:p>picture of a pen ;)</text:p>
          </table:table-cell>
          <table:table-cell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!UW.yye1fx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greatawakening</text:p>
          </table:table-cell>
          <table:table-cell table:number-columns-repeated="2"/>
        </table:table-row>
        <table:table-row table:style-name="ro2">
          <table:table-cell office:value-type="date" office:date-value="2018-01-25" calcext:value-type="date">
            <text:p>01/25/18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!UW.yye1fxo</text:p>
          </table:table-cell>
          <table:table-cell office:value-type="string" calcext:value-type="string">
            <text:p>fa6a1f</text:p>
          </table:table-cell>
          <table:table-cell office:value-type="string" calcext:value-type="string">
            <text:p>#M@tlock! 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8 Chan / qresearch</text:p>
          </table:table-cell>
          <table:table-cell table:number-columns-repeated="2"/>
        </table:table-row>
        <table:table-row table:style-name="ro2" table:number-rows-repeated="3"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03/23/18-05/04/18</text:p>
          </table:table-cell>
          <table:table-cell office:value-type="string" calcext:value-type="string">
            <text:p>962-1311</text:p>
          </table:table-cell>
          <table:table-cell office:value-type="string" calcext:value-type="string">
            <text:p>!xowAT4Z3VQ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04/18-05/08/18</text:p>
          </table:table-cell>
          <table:table-cell office:value-type="string" calcext:value-type="string">
            <text:p>1312-1321</text:p>
          </table:table-cell>
          <table:table-cell office:value-type="string" calcext:value-type="string">
            <text:p>!2jsTvXXmX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08/18-05/19/18</text:p>
          </table:table-cell>
          <table:table-cell office:value-type="string" calcext:value-type="string">
            <text:p>1322-1416</text:p>
          </table:table-cell>
          <table:table-cell office:value-type="string" calcext:value-type="string">
            <text:p>!4pRcUAOIB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5/19/18-08/05/18</text:p>
          </table:table-cell>
          <table:table-cell office:value-type="string" calcext:value-type="string">
            <text:p>1417-1819</text:p>
          </table:table-cell>
          <table:table-cell office:value-type="string" calcext:value-type="string">
            <text:p>!CbboFOtcZ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05/18-08/10/18</text:p>
          </table:table-cell>
          <table:table-cell office:value-type="string" calcext:value-type="string">
            <text:p>1820-1835</text:p>
          </table:table-cell>
          <table:table-cell office:value-type="string" calcext:value-type="string">
            <text:p>!A6yxsPKi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8/10/18-11/25/19</text:p>
          </table:table-cell>
          <table:table-cell office:value-type="string" calcext:value-type="string">
            <text:p>1836-3636</text:p>
          </table:table-cell>
          <table:table-cell office:value-type="string" calcext:value-type="string">
            <text:p>!mG7VjxZNCI</text:p>
          </table:table-cell>
          <table:table-cell table:number-columns-repeated="4"/>
          <table:table-cell office:value-type="string" calcext:value-type="string">
            <text:p>8kun popped up 11/2019___wonder if this is when the ip address got redirected?</text:p>
          </table:table-cell>
          <table:table-cell office:value-type="string" calcext:value-type="string">
            <text:p>November 17,2018 4chan split into two. 4channel.org/4chan.org</text:p>
          </table:table-cell>
        </table:table-row>
        <table:table-row table:style-name="ro2">
          <table:table-cell office:value-type="date" office:date-value="2019-12-02" calcext:value-type="date">
            <text:p>12/02/19</text:p>
          </table:table-cell>
          <table:table-cell office:value-type="string" calcext:value-type="string">
            <text:p>3637-3638</text:p>
          </table:table-cell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2/02/19-03/28/20</text:p>
          </table:table-cell>
          <table:table-cell office:value-type="string" calcext:value-type="string">
            <text:p>3639-3908</text:p>
          </table:table-cell>
          <table:table-cell office:value-type="string" calcext:value-type="string">
            <text:p>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08/20-04/18/20</text:p>
          </table:table-cell>
          <table:table-cell office:value-type="string" calcext:value-type="string">
            <text:p>3909-3987</text:p>
          </table:table-cell>
          <table:table-cell office:value-type="string" calcext:value-type="string">
            <text:p>Hs1jq13jV6</text:p>
          </table:table-cell>
          <table:table-cell table:number-columns-repeated="6"/>
        </table:table-row>
        <table:table-row table:style-name="ro2">
          <table:table-cell office:value-type="date" office:date-value="2020-04-26" calcext:value-type="date">
            <text:p>04/26/20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4/28/20-08/26/20</text:p>
          </table:table-cell>
          <table:table-cell office:value-type="string" calcext:value-type="string">
            <text:p>3989-4627</text:p>
          </table:table-cell>
          <table:table-cell office:value-type="string" calcext:value-type="string">
            <text:p>Hs1jq13jV6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09/02/20-12/08/20</text:p>
          </table:table-cell>
          <table:table-cell office:value-type="string" calcext:value-type="string">
            <text:p>4628-4953</text:p>
          </table:table-cell>
          <table:table-cell office:value-type="string" calcext:value-type="string">
            <text:p>Hs1jq13jV6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9:56:30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21:39:28.829000000</meta:creation-date>
    <meta:generator>LibreOffice/7.0.0.3$Windows_X86_64 LibreOffice_project/8061b3e9204bef6b321a21033174034a5e2ea88e</meta:generator>
    <dc:date>2023-09-25T17:54:30.156000000</dc:date>
    <meta:editing-duration>PT17H1M52S</meta:editing-duration>
    <meta:editing-cycles>136</meta:editing-cycles>
    <meta:document-statistic meta:table-count="1" meta:cell-count="1789" meta:object-count="0"/>
  </office:meta>
</office:document-meta>
</file>